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3. Manter Estabelecimento</text:h>
      <text:h text:style-name="Heading_20_2" text:outline-level="2">Descrição:</text:h>
      <text:p text:style-name="Text_20_body"><text:tab/>O viajante pode consultar, adicionar, alterar ou excluir estabeleciment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estabelecimentos. <text:s/>[A.2 – Inserir]</text:p>
      <text:p text:style-name="Text_20_body"><text:tab/>2 – O sistema apresenta a tela de pesquisa de estabelecimentos ordenados pelo número de acessos.</text:p>
      <text:p text:style-name="Text_20_body"><text:tab/>3 – O usuário busca um estabelecimento informando estado e cidade.</text:p>
      <text:p text:style-name="Text_20_body"><text:tab/>4 – O sistema apresenta uma lista com o resultado dos estabelecimentos encontrados ordenados pelo número de acessos. [A.1 – Detalhar]</text:p>
      <text:p text:style-name="Text_20_body"/>
      <text:h text:style-name="Heading_20_1" text:outline-level="1">Fluxos Alternativos:</text:h>
      <text:p text:style-name="Text_20_body"><text:tab/>A.1 [Detalhar]</text:p>
      <text:p text:style-name="Text_20_body"><text:tab/><text:tab/>1 – O usuário seleciona um estabelecimento da listagem.</text:p>
      <text:p text:style-name="Text_20_body"><text:tab/><text:tab/>2 – O sistema apresenta as informações do estabelecimento. [A.3 - Alterar][A.4 - Excluir]</text:p>
      <text:p text:style-name="Text_20_body"><text:tab/>A.2[Inserir]</text:p>
      <text:p text:style-name="Text_20_body"><text:tab/><text:tab/>1 – O usuário seleciona opção de inserir estabelecimento.</text:p>
      <text:p text:style-name="Text_20_body"><text:tab/><text:tab/>2 – O sistema apresenta a tela com o formulário de estabeleciment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O usuário seleciona o estabelecimento que deseja alterar no resultado da pesquisa.</text:p>
      <text:p text:style-name="Text_20_body"><text:tab/><text:tab/>2 – O sistema apresenta a tela de edição de estabelecimento.</text:p>
      <text:p text:style-name="Text_20_body"><text:soft-page-break/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lterados com sucesso.<text:tab/></text:p>
      <text:p text:style-name="Text_20_body"><text:tab/>A.4 [Excluir]</text:p>
      <text:p text:style-name="Text_20_body"><text:tab/><text:tab/>1 – O usuário seleciona o estabeleciment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/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estabeleciment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8:06</meta:creation-date>
    <dc:date>2009-07-30T20:06:24</dc:date>
    <meta:editing-duration>PT00H11M32S</meta:editing-duration>
    <meta:editing-cycles>16</meta:editing-cycles>
    <meta:generator>OpenOffice.org/3.0$Linux OpenOffice.org_project/300m15$Build-9379</meta:generator>
    <meta:document-statistic meta:table-count="0" meta:image-count="0" meta:object-count="0" meta:page-count="2" meta:paragraph-count="35" meta:word-count="327" meta:character-count="2012"/>
  </office:meta>
</office:document-meta>
</file>